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3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392.2pt" svg:height="438.94pt" svg:x="654.35pt" svg:y="77.75pt">
            <loext:p draw:notify-on-update-of-ranges="Sheet1.H10:Sheet1.H10 Sheet1.A2:Sheet1.A4 Sheet1.B2:Sheet1.B4 Sheet1.C2:Sheet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Batik (5 classes) Classification Accuracy" draw:style-name="gr1" draw:text-style-name="P1" svg:width="392.2pt" svg:height="438.94pt" svg:x="219.43pt" svg:y="109.76pt">
            <loext:p draw:notify-on-update-of-ranges="Sheet1.A2:Sheet1.A4 Sheet1.D2:Sheet1.D4 Sheet1.E2:Sheet1.E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racy (Tuned)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Time (Tuned) (s)</text:p>
          </table:table-cell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office:value-type="float" office:value="554" calcext:value-type="float">
            <text:p>55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696" calcext:value-type="float">
            <text:p>69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VGG16 + NN</text:p>
          </table:table-cell>
          <table:table-cell office:value-type="float" office:value="0.56" calcext:value-type="float">
            <text:p>0.56</text:p>
          </table:table-cell>
          <table:table-cell office:value-type="float" office:value="0.74" calcext:value-type="float">
            <text:p>0.74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6-12-20T22:16:05.774629919</dc:date>
    <meta:editing-duration>PT3H36M41S</meta:editing-duration>
    <meta:editing-cycles>5</meta:editing-cycles>
    <meta:generator>LibreOffice/5.0.6.2$Linux_X86_64 LibreOffice_project/00m0$Build-2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7cm" svg:height="15.486cm" xlink:href=".." xlink:type="simple" chart:class="chart:bar" chart:style-name="ch1">
        <chart:title svg:x="4.436cm" svg:y="0.445cm" chart:style-name="ch2">
          <text:p>Classification Accuracy</text:p>
        </chart:title>
        <chart:subtitle svg:x="4.414cm" svg:y="1.56cm" chart:style-name="ch3">
          <text:p>Indonesian Batik (5 classes)</text:p>
        </chart:subtitle>
        <chart:legend chart:legend-position="bottom" svg:x="5.297cm" svg:y="14.641cm" style:legend-expansion="wide" chart:style-name="ch4"/>
        <chart:plot-area chart:style-name="ch5" table:cell-range-address="Sheet1.H10:Sheet1.H10 Sheet1.A2:Sheet1.C4" chart:data-source-has-labels="both" svg:x="1.306cm" svg:y="2.56cm" svg:width="12.255cm" svg:height="11.772cm">
          <chartooo:coordinate-region svg:x="2.086cm" svg:y="2.79cm" svg:width="11.475cm" svg:height="10.833cm"/>
          <chart:axis chart:dimension="x" chart:name="primary-x" chart:style-name="ch6" chartooo:axis-type="auto">
            <chartooo:date-scale/>
            <chart:categories table:cell-range-address="Sheet1.A2:Sheet1.A4"/>
          </chart:axis>
          <chart:axis chart:dimension="y" chart:name="primary-y" chart:style-name="ch7">
            <chart:title svg:x="0.451cm" svg:y="9.191cm" chart:style-name="ch8">
              <text:p>Accuracy</text:p>
            </chart:title>
            <chart:grid chart:style-name="ch9" chart:class="major"/>
          </chart:axis>
          <chart:series chart:style-name="ch10" chart:values-cell-range-address="Sheet1.B2:Sheet1.B4" loext:label-string="&quot;Normal&quot;" chart:class="chart:bar">
            <chart:data-point chart:repeated="3"/>
          </chart:series>
          <chart:series chart:style-name="ch11" chart:values-cell-range-address="Sheet1.C2:Sheet1.C4" loext:label-string="&quot;Tuned&quot;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Tuned</text:p>
              </table:table-cell>
            </table:table-row>
          </table:table-header-rows>
          <table:table-rows>
            <table:table-row>
              <table:table-cell office:value-type="string">
                <text:p>SIFT + BOW + SVM</text:p>
                <draw:g>
                  <svg:desc>Sheet1.A2:Sheet1.A4</svg:desc>
                </draw:g>
              </table:table-cell>
              <table:table-cell office:value-type="float" office:value="0.22">
                <text:p>0.22</text:p>
                <draw:g>
                  <svg:desc>Sheet1.B2:Sheet1.B4</svg:desc>
                </draw:g>
              </table:table-cell>
              <table:table-cell office:value-type="float" office:value="0.25">
                <text:p>0.25</text:p>
                <draw:g>
                  <svg:desc>Sheet1.C2:Sheet1.C4</svg:desc>
                </draw:g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2">
                <text:p>0.3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56">
                <text:p>0.56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37cm" svg:height="15.486cm" xlink:href=".." xlink:type="simple" chart:class="chart:bar" chart:style-name="ch1">
        <chart:title svg:x="3.695cm" svg:y="0.445cm" chart:style-name="ch2">
          <text:p>Classification Processing Time</text:p>
        </chart:title>
        <chart:subtitle svg:x="4.414cm" svg:y="1.56cm" chart:style-name="ch3">
          <text:p>Indonesian Batik (5 classes)</text:p>
        </chart:subtitle>
        <chart:legend chart:legend-position="bottom" svg:x="5.173cm" svg:y="14.641cm" style:legend-expansion="wide" chart:style-name="ch4"/>
        <chart:plot-area chart:style-name="ch5" table:cell-range-address="Sheet1.A2:Sheet1.A4 Sheet1.D2:Sheet1.E4" chart:data-source-has-labels="both" svg:x="1.306cm" svg:y="2.56cm" svg:width="12.255cm" svg:height="11.772cm">
          <chartooo:coordinate-region svg:x="2.192cm" svg:y="2.79cm" svg:width="11.369cm" svg:height="10.833cm"/>
          <chart:axis chart:dimension="x" chart:name="primary-x" chart:style-name="ch6" chartooo:axis-type="auto">
            <chartooo:date-scale/>
            <chart:categories table:cell-range-address="Sheet1.A2:Sheet1.A4"/>
          </chart:axis>
          <chart:axis chart:dimension="y" chart:name="primary-y" chart:style-name="ch7">
            <chart:title svg:x="0.451cm" svg:y="9.103cm" chart:style-name="ch8">
              <text:p>Time (s)</text:p>
            </chart:title>
            <chart:grid chart:style-name="ch9" chart:class="major"/>
          </chart:axis>
          <chart:series chart:style-name="ch10" chart:values-cell-range-address="Sheet1.D2:Sheet1.D4" loext:label-string="&quot;Normal&quot;" chart:class="chart:bar">
            <chart:data-point chart:repeated="3"/>
          </chart:series>
          <chart:series chart:style-name="ch11" chart:values-cell-range-address="Sheet1.E2:Sheet1.E4" loext:label-string="&quot;Regular&quot;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Regular</text:p>
              </table:table-cell>
            </table:table-row>
          </table:table-header-rows>
          <table:table-rows>
            <table:table-row>
              <table:table-cell office:value-type="string">
                <text:p>SIFT + BOW + SVM</text:p>
                <draw:g>
                  <svg:desc>Sheet1.A2:Sheet1.A4</svg:desc>
                </draw:g>
              </table:table-cell>
              <table:table-cell office:value-type="float" office:value="554">
                <text:p>554</text:p>
                <draw:g>
                  <svg:desc>Sheet1.D2:Sheet1.D4</svg:desc>
                </draw:g>
              </table:table-cell>
              <table:table-cell office:value-type="float" office:value="492">
                <text:p>492</text:p>
                <draw:g>
                  <svg:desc>Sheet1.E2:Sheet1.E4</svg:desc>
                </draw:g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696">
                <text:p>69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